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Sleet Street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table:style-name="ce6" office:value-type="string" calcext:value-type="string">
            <text:p>Fortune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 style:data-style-name="N2" text:time-value="17:35:35.098100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06-30T23:50:21.422234642</dc:date>
    <meta:editing-duration>PT20H18M17S</meta:editing-duration>
    <meta:editing-cycles>136</meta:editing-cycles>
    <meta:generator>LibreOffice/5.1.6.2$Linux_X86_64 LibreOffice_project/10m0$Build-2</meta:generator>
    <meta:document-statistic meta:table-count="2" meta:cell-count="152" meta:object-count="0"/>
  </office:meta>
</office:document-meta>
</file>